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6924in" table:align="margins"/>
    </style:style>
    <style:style style:name="Tabela1.A" style:family="table-column">
      <style:table-column-properties style:column-width="1.2771in" style:rel-column-width="12505*"/>
    </style:style>
    <style:style style:name="Tabela1.B" style:family="table-column">
      <style:table-column-properties style:column-width="1.5125in" style:rel-column-width="14811*"/>
    </style:style>
    <style:style style:name="Tabela1.C" style:family="table-column">
      <style:table-column-properties style:column-width="3.9028in" style:rel-column-width="38219*"/>
    </style:style>
    <style:style style:name="Tabela1.A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A3" style:family="table-cell" style:data-style-name="N36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2">
      <style:text-properties officeooo:rsid="000e9917" officeooo:paragraph-rsid="000e9917"/>
    </style:style>
    <style:style style:name="P5" style:family="paragraph" style:parent-style-name="Standard" style:list-style-name="L4"/>
    <style:style style:name="P6" style:family="paragraph" style:parent-style-name="Standard" style:list-style-name="L4">
      <style:paragraph-properties>
        <style:tab-stops>
          <style:tab-stop style:position="0in"/>
        </style:tab-stops>
      </style:paragraph-properties>
    </style:style>
    <style:style style:name="P7" style:family="paragraph" style:parent-style-name="Heading_20_2" style:master-page-name="MP0">
      <style:paragraph-properties style:page-number="auto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99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file-name text:display="name">UC02.03.00 - Exibir Resultados da Solicitação de Inscriçã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3" office:value-type="date" office:date-value="2010-04-29">
            <text:p text:style-name="Table_20_Contents">29/04/2010</text:p>
          </table:table-cell>
          <table:table-cell table:style-name="Tabela1.A2" office:value-type="string">
            <text:p text:style-name="Table_20_Contents">Camila Areal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3" office:value-type="date" office:date-value="2010-11-09">
            <text:p text:style-name="Table_20_Contents">09/11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ificação e ajustes de usabilidade</text:p>
          </table:table-cell>
        </table:table-row>
      </table:table>
      <text:h text:style-name="Heading_20_3" text:outline-level="3">Pré-condições</text:h>
      <text:list xml:id="list907810986" text:style-name="L1">
        <text:list-item>
          <text:p text:style-name="P1">Usuário autenticado no sistema com as permissões de “Coordenador”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195674870" text:style-name="L2">
        <text:list-item>
          <text:p text:style-name="P2">Sistema solicita o curso;</text:p>
        </text:list-item>
        <text:list-item>
          <text:p text:style-name="P2">Coordenador informa o curso;</text:p>
        </text:list-item>
        <text:list-item>
          <text:p text:style-name="P2">Sistema apresenta uma lista de período letivo do curso selecionado;</text:p>
        </text:list-item>
        <text:list-item>
          <text:p text:style-name="P2">Coordenador informa o período letivo;</text:p>
        </text:list-item>
        <text:list-item>
          <text:p text:style-name="P2">Sistema exibe o curso, o período letivo escolhido e uma lista de alunos que fizeram solicitações ordenada por nome. Para cada aluno o sistema exibe:</text:p>
          <text:list>
            <text:list-item>
              <text:p text:style-name="P2">A matrícula;</text:p>
            </text:list-item>
            <text:list-item>
              <text:p text:style-name="P2">O nome;</text:p>
            </text:list-item>
            <text:list-item>
              <text:p text:style-name="P2">A grade;</text:p>
            </text:list-item>
            <text:list-item>
              <text:p text:style-name="P2">A disciplina (sigla e nome);</text:p>
            </text:list-item>
            <text:list-item>
              <text:p text:style-name="P2">O Turno;</text:p>
            </text:list-item>
            <text:list-item>
              <text:p text:style-name="P2">O resultado da solicitação (exemplo: Deferido, Indeferido);</text:p>
            </text:list-item>
            <text:list-item>
              <text:p text:style-name="P2">Parecer;</text:p>
            </text:list-item>
            <text:list-item>
              <text:p text:style-name="P2">Opção de imprimir;</text:p>
            </text:list-item>
          </text:list>
        </text:list-item>
        <text:list-item>
          <text:p text:style-name="P2">Caso de uso se encerra;</text:p>
          <text:p text:style-name="P2"/>
        </text:list-item>
      </text:list>
      <text:h text:style-name="Heading_20_3" text:outline-level="3">Fluxo Alternativo 1</text:h>
      <text:list xml:id="list1140063153" text:style-name="L3">
        <text:list-item>
          <text:p text:style-name="P3">Coordenador encerra execução do caso de uso a qualquer momento.</text:p>
        </text:list-item>
      </text:list>
      <text:p text:style-name="Standard"/>
      <text:h text:style-name="Heading_20_3" text:outline-level="3">Fluxo Alternativo 2</text:h>
      <text:list xml:id="list531307794" text:continue-list="list195674870" text:style-name="L2">
        <text:list-item text:start-value="1">
          <text:p text:style-name="P2">Coordenador clica em imprimir;</text:p>
        </text:list-item>
        <text:list-item>
          <text:p text:style-name="P2">Sistema imprime o resultado da solicitação de Inscrição, com página em cada folha;</text:p>
        </text:list-item>
      </text:list>
      <text:p text:style-name="Standard"/>
      <text:h text:style-name="Heading_20_3" text:outline-level="3">Pós-condições</text:h>
      <text:list xml:id="list1956816709" text:style-name="L4">
        <text:list-item>
          <text:p text:style-name="P5">Sistema emitiu a listagem geral dos resultados da solicitação de inscrição;</text:p>
        </text:list-item>
        <text:list-item>
          <text:p text:style-name="P6">Sistema registrou no log de auditoria para o usuário logado a mensagem: “Emissão da Resultado de Solicitação de Inscrição o período letivo de <text:span text:style-name="T1">2010.2 (02/07/2010 – 22/12/2010)</text:span>do curso <text:span text:style-name="T1">TASI (Análise de Sistema Informatizados)</text:span>";</text:p>
        </text:list-item>
      </text:list>
      <text:h text:style-name="Heading_20_3" text:outline-level="3"><text:soft-page-break/>Regras de Negócio</text:h>
      <text:p text:style-name="Standard">Nenhuma aplicá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2-20T09:53:17.96</meta:creation-date>
    <dc:date>2011-08-05T20:04:20</dc:date>
    <meta:editing-duration>PT12H53M51S</meta:editing-duration>
    <meta:editing-cycles>52</meta:editing-cycles>
    <meta:generator>OpenOffice.org/3.2$Linux OpenOffice.org_project/320m19$Build-9505</meta:generator>
    <dc:creator>mbelo </dc:creator>
    <meta:document-statistic meta:table-count="1" meta:image-count="0" meta:object-count="0" meta:page-count="2" meta:paragraph-count="40" meta:word-count="228" meta:character-count="1439"/>
    <meta:user-defined meta:name="Informações 1"/>
    <meta:user-defined meta:name="Informações 2"/>
    <meta:user-defined meta:name="Informações 3"/>
    <meta:user-defined meta:name="Informações 4"/>
  </office:meta>
</office:document-meta>
</file>